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gg sans" svg:font-family="'gg sans', 'Noto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2d82" officeooo:paragraph-rsid="001c2d82"/>
    </style:style>
    <style:style style:name="P2" style:family="paragraph" style:parent-style-name="Standard">
      <style:text-properties officeooo:rsid="001c2d82" officeooo:paragraph-rsid="001e2b43"/>
    </style:style>
    <style:style style:name="P3" style:family="paragraph" style:parent-style-name="Standard">
      <style:text-properties officeooo:rsid="001e2b43" officeooo:paragraph-rsid="001e2b43"/>
    </style:style>
    <style:style style:name="P4" style:family="paragraph" style:parent-style-name="Standard">
      <style:text-properties officeooo:rsid="001e2b43" officeooo:paragraph-rsid="001f8a03"/>
    </style:style>
    <style:style style:name="P5" style:family="paragraph" style:parent-style-name="Standard">
      <style:text-properties officeooo:paragraph-rsid="001f8a03"/>
    </style:style>
    <style:style style:name="P6" style:family="paragraph" style:parent-style-name="Standard">
      <style:text-properties officeooo:rsid="001e2b43" officeooo:paragraph-rsid="001f8a03"/>
    </style:style>
    <style:style style:name="P7" style:family="paragraph" style:parent-style-name="Standard">
      <style:text-properties officeooo:rsid="001e2b43" officeooo:paragraph-rsid="001e2b4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e2b43"/>
    </style:style>
    <style:style style:name="T3" style:family="text">
      <style:text-properties officeooo:rsid="001f8a03"/>
    </style:style>
    <style:style style:name="T4" style:family="text">
      <style:text-properties officeooo:rsid="0022146a"/>
    </style:style>
    <style:style style:name="T5" style:family="text">
      <style:text-properties officeooo:rsid="00242a67"/>
    </style:style>
    <style:style style:name="T6" style:family="text">
      <style:text-properties officeooo:rsid="0025591f"/>
    </style:style>
    <style:style style:name="T7" style:family="text">
      <style:text-properties officeooo:rsid="0025bb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éma Relationnel :</text:p>
      <text:p text:style-name="P1"/>
      <text:p text:style-name="P1">PERSONNES(<text:span text:style-name="T1">IdPersonne</text:span>, Nom, Prenom)</text:p>
      <text:p text:style-name="P1">ETUDIANTS(<text:span text:style-name="T1">IdEtudiant#</text:span>) référence à IdPersonne de PERSONNE</text:p>
      <text:p text:style-name="P1">ENSEIGNANTS(<text:span text:style-name="T1">IdEnseignant#</text:span>) référence à IdPersonne de PERSONNE</text:p>
      <text:p text:style-name="P1">MODULES(<text:span text:style-name="T1">IdModule</text:span>, Intitule_module, Code, UE, <text:span text:style-name="T2">IdEnseignant</text:span>) <text:span text:style-name="T2">référence à ENSEIGNANTS</text:span></text:p>
      <text:p text:style-name="P2">EVALUATIONS(<text:span text:style-name="T1">IdEvaluation</text:span>, Nom_evaluation, Date, <text:span text:style-name="T2">IdModule#</text:span>) <text:span text:style-name="T2">référence à MODULES</text:span></text:p>
      <text:p text:style-name="P2">ESTEVALUE(<text:span text:style-name="T1">IdEtudiant#, IdEvaluation#</text:span>, Note) référence à ETUDIANTS et à EVALUATIONS</text:p>
      <text:p text:style-name="P1"/>
      <text:p text:style-name="P3">CREATE TABLE personnes (</text:p>
      <text:p text:style-name="P3"><text:tab/>IdPersonne INTEGER PRIMARY KEY,</text:p>
      <text:p text:style-name="P3"><text:tab/>Nom VARCHAR,</text:p>
      <text:p text:style-name="P3"><text:tab/>Prenom VARCHAR ) ;</text:p>
      <text:p text:style-name="P3"/>
      <text:p text:style-name="P3">CREATE TABLE etudiants (</text:p>
      <text:p text:style-name="P3"><text:tab/>IdEtudiant <text:span text:style-name="T3">INTEGER PRIMARY KEY REFERENCES personnes (IdPersonne) ) ;</text:span></text:p>
      <text:p text:style-name="P3"/>
      <text:p text:style-name="P4">CREATE TABLE <text:span text:style-name="T3">enseignants (</text:span></text:p>
      <text:p text:style-name="P4"><text:tab/><text:span text:style-name="T3">IdEnseignant INTEGER PRIMARY KEY REFERENCES personnes (IdPersonne) ) ;</text:span></text:p>
      <text:p text:style-name="P3"/>
      <text:p text:style-name="P3">CREATE TABLE modules (</text:p>
      <text:p text:style-name="P3"><text:tab/>IdModule INTEGER PRIMARY KEY,</text:p>
      <text:p text:style-name="P3"><text:tab/>Intitule_module VARCHA<text:span text:style-name="T4">R</text:span>,</text:p>
      <text:p text:style-name="P3"><text:tab/>Code VARCHAR,</text:p>
      <text:p text:style-name="P4"><text:tab/>UE VARCHAR,</text:p>
      <text:p text:style-name="P5"><text:span text:style-name="T2"><text:tab/></text:span><text:span text:style-name="T3">IdEnseignant INTEGER REFERENCE</text:span><text:span text:style-name="T5">S</text:span><text:span text:style-name="T3"> enseignants (IdEnseignant) </text:span><text:span text:style-name="T2">) ;</text:span></text:p>
      <text:p text:style-name="P3"/>
      <text:p text:style-name="P3">CREATE TABLE evaluation<text:span text:style-name="T7">s</text:span> (</text:p>
      <text:p text:style-name="P3"><text:tab/>IdEvaluation INTEGER PRIMARY KEY,</text:p>
      <text:p text:style-name="P3"><text:tab/><text:span text:style-name="T3">Nom_Evaluation VARCHAR,</text:span></text:p>
      <text:p text:style-name="P3"><text:tab/><text:span text:style-name="T3">Date DATE,</text:span></text:p>
      <text:p text:style-name="P4"><text:tab/><text:span text:style-name="T3">IdModule INTEGER REFERENCE</text:span><text:span text:style-name="T5">S</text:span><text:span text:style-name="T3"> modules (IdModule) ) ;</text:span></text:p>
      <text:p text:style-name="P3"/>
      <text:p text:style-name="P4">CREATE TABLE <text:span text:style-name="T3">estevalue (</text:span></text:p>
      <text:p text:style-name="P4"><text:tab/><text:span text:style-name="T3">IdEtudiant INTEGER REFERENCE</text:span><text:span text:style-name="T5">S</text:span><text:span text:style-name="T3"> etudiant</text:span><text:span text:style-name="T6">s</text:span><text:span text:style-name="T3"> (IdEtudiant),</text:span></text:p>
      <text:p text:style-name="P4"><text:tab/><text:span text:style-name="T3">IdEvaluation INTEGER REFERENCE</text:span><text:span text:style-name="T5">S</text:span><text:span text:style-name="T3"> evaluation</text:span><text:span text:style-name="T6">s</text:span><text:span text:style-name="T3"> (IdEvaluation),</text:span></text:p>
      <text:p text:style-name="P4"><text:tab/><text:span text:style-name="T3">Note FLOAT CHECK (note &gt; 0 OR note IS NULL),</text:span></text:p>
      <text:p text:style-name="P4"><text:tab/><text:span text:style-name="T3">PRIMARY KEY (IdEtudiant, IdEvaluation) ) ;</text:span></text:p>
      <text:p text:style-name="P4"><text:tab/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REATE TABLE etudiants (</text:p>
      <text:p text:style-name="P3"><text:tab/>IdEtudiant INTEGER PRIMARY KEY,</text:p>
      <text:p text:style-name="P3"><text:tab/>NomEtudiant VARCHAR NOT NULL,</text:p>
      <text:p text:style-name="P3"><text:tab/>PrenomEtudiant VARCHAR NOT NULL ) ;</text:p>
      <text:p text:style-name="P3"/>
      <text:p text:style-name="P3">CREATE TABLE enseignants (</text:p>
      <text:p text:style-name="P3"><text:tab/>IdEnseignant INTEGER PRIMARY KEY,</text:p>
      <text:p text:style-name="P3"><text:tab/>NomEnseignant VARCHAR NOT NULL,</text:p>
      <text:p text:style-name="P3"><text:tab/>PrenomEnseignant VARCHAR NOT NULL ) ;</text:p>
      <text:p text:style-name="P3"/>
      <text:p text:style-name="P3">CREATE TABLE modules (</text:p>
      <text:p text:style-name="P3"><text:tab/>IdModule INTEGER PRIMARY KEY,</text:p>
      <text:p text:style-name="P3"><text:tab/>Intitule_module VARCHAR NOT NULL,</text:p>
      <text:p text:style-name="P3"><text:tab/>Code VARCHAR NOT NULL,</text:p>
      <text:p text:style-name="P3"><text:tab/>UE VARCHAR NOT NULL,</text:p>
      <text:p text:style-name="P3"><text:tab/>IdEnseignant INTEGER REFERENCE enseignants (IdEnseignant) ) ;</text:p>
      <text:p text:style-name="P3"/>
      <text:p text:style-name="P3">CREATE TABLE evaluation (</text:p>
      <text:p text:style-name="P3"><text:tab/>IdEvaluation INTEGER PRIMARY KEY,</text:p>
      <text:p text:style-name="P3"><text:tab/>Nom_Evaluation VARCHAR NOT NULL,</text:p>
      <text:p text:style-name="P3"><text:tab/>Date DATE NOT NULL,</text:p>
      <text:p text:style-name="P3"><text:tab/>IdModule INTEGER REFERENCE modules (IdModule) ) ;</text:p>
      <text:p text:style-name="P3"/>
      <text:p text:style-name="P3">CREATE TABLE estevalue (</text:p>
      <text:p text:style-name="P3"><text:tab/>IdEtudiant INTEGER REFERENCE etudiant (IdEtudiant),</text:p>
      <text:p text:style-name="P3"><text:tab/>IdEvaluation INTEGER REFERENCE evaluation (IdEvaluation),</text:p>
      <text:p text:style-name="P3"><text:tab/>Note FLOAT CHECK (note &gt; 0 OR note IS NULL),</text:p>
      <text:p text:style-name="P3"><text:tab/>PRIMARY KEY (IdEtudiant, IdEvaluation) ) 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gg sans" svg:font-family="'gg sans', 'Noto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15T00:20:12.349000000</meta:creation-date>
    <dc:date>2023-01-15T19:31:25.152000000</dc:date>
    <meta:editing-duration>PT1H53M23S</meta:editing-duration>
    <meta:editing-cycles>5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57" meta:word-count="268" meta:character-count="2060" meta:non-whitespace-character-count="1808"/>
  </office:meta>
</office:document-meta>
</file>